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87d1d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ub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uah</text:p>
          </table:table-cell>
        </table:table-row>
        <table:table-row table:style-name="ro1">
          <table:table-cell table:style-name="ce1" office:value-type="string" calcext:value-type="string">
            <text:p>nomin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table:formula="of:=[.B5]/[.B6]" office:value-type="float" office:value="1" calcext:value-type="float">
            <text:p>1</text:p>
          </table:table-cell>
          <table:table-cell table:style-name="ce1" table:formula="of:=[.C5]/[.C6]" office:value-type="float" office:value="0.0153846153846154" calcext:value-type="float">
            <text:p>0,015384615384615</text:p>
          </table:table-cell>
          <table:table-cell table:style-name="ce1" table:formula="of:=[.D5]/[.D6]" office:value-type="float" office:value="0.416666666666667" calcext:value-type="float">
            <text:p>0,416666666666667</text:p>
          </table:table-cell>
        </table:table-row>
        <table:table-row table:style-name="ro1">
          <table:table-cell table:style-name="ce1" office:value-type="string" calcext:value-type="string">
            <text:p>div</text:p>
          </table:table-cell>
          <table:table-cell table:style-name="ce1" table:formula="of:=[.B9]/[.B6]/[.B5]" office:value-type="float" office:value="65" calcext:value-type="float">
            <text:p>65</text:p>
          </table:table-cell>
          <table:table-cell table:style-name="ce1" table:formula="of:=[.C9]/[.C6]/[.C5]" office:value-type="float" office:value="0.0153846153846154" calcext:value-type="float">
            <text:p>0,015384615384615</text:p>
          </table:table-cell>
          <table:table-cell table:style-name="ce1" table:formula="of:=[.D9]/[.D6]/[.D5]" office:value-type="float" office:value="0.112847222222222" calcext:value-type="float">
            <text:p>0,112847222222222</text:p>
          </table:table-cell>
        </table:table-row>
        <table:table-row table:style-name="ro1">
          <table:table-cell office:value-type="string" calcext:value-type="string">
            <text:p>input*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9]*[.D5]/[.D6]" office:value-type="float" office:value="27.0833333333333" calcext:value-type="float">
            <text:p>27,0833333333333</text:p>
          </table:table-cell>
        </table:table-row>
        <table:table-row table:style-name="ro1">
          <table:table-cell office:value-type="string" calcext:value-type="string">
            <text:p>input2</text:p>
          </table:table-cell>
          <table:table-cell office:value-type="float" office:value="130" calcext:value-type="float">
            <text:p>130</text:p>
          </table:table-cell>
          <table:table-cell table:formula="of:=[.B10]*[.C5]/[.C6]" office:value-type="float" office:value="2" calcext:value-type="float">
            <text:p>2</text:p>
          </table:table-cell>
          <table:table-cell table:formula="of:=[.B10]*[.D5]/[.D6]" office:value-type="float" office:value="54.1666666666667" calcext:value-type="float">
            <text:p>54,1666666666667</text:p>
          </table:table-cell>
        </table:table-row>
        <table:table-row table:style-name="ro1">
          <table:table-cell office:value-type="string" calcext:value-type="string">
            <text:p>input3</text:p>
          </table:table-cell>
          <table:table-cell/>
          <table:table-cell table:formula="of:=[.D11]*[.C5]/[.C6]" office:value-type="float" office:value="0.416666666615385" calcext:value-type="float">
            <text:p>0,416666666615385</text:p>
          </table:table-cell>
          <table:table-cell office:value-type="float" office:value="27.08333333" calcext:value-type="float">
            <text:p>27,08333333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formula="of:=[.C12]*[.B8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 style:data-style-name="N2" text:time-value="14:10:33.8583112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1:45:36.270342136</meta:creation-date>
    <dc:date>2019-06-03T15:48:07.103719915</dc:date>
    <meta:editing-duration>PT11M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